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1d" officeooo:paragraph-rsid="001ec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Mazinho e-Diário</text:p>
      <text:p text:style-name="P1"/>
      <text:p text:style-name="P1"/>
      <text:p text:style-name="P1">Backend:</text:p>
      <text:p text:style-name="P1"/>
      <text:p text:style-name="P1"><text:tab/>criar models e controllers</text:p>
      <text:p text:style-name="P1"/>
      <text:p text:style-name="P1"><text:tab/><text:tab/>previsão de collections e fields dos documents;</text:p>
      <text:p text:style-name="P1"><text:tab/><text:tab/>professores e alunos já vem “prontos” do i-educar</text:p>
      <text:p text:style-name="P1"/>
      <text:p text:style-name="P1"><text:tab/>controllers: CRUD</text:p>
      <text:p text:style-name="P1"/>
      <text:p text:style-name="P1"><text:tab/>***<text:tab/>routers<text:tab/> <text:s text:c="3"/>***</text:p>
      <text:p text:style-name="P1"/>
      <text:p text:style-name="P1"/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9:42:07.392695902</meta:creation-date>
    <dc:date>2023-01-11T13:34:56.682145653</dc:date>
    <meta:editing-duration>PT3H42M39S</meta:editing-duration>
    <meta:editing-cycles>1</meta:editing-cycles>
    <meta:document-statistic meta:table-count="0" meta:image-count="0" meta:object-count="0" meta:page-count="1" meta:paragraph-count="8" meta:word-count="28" meta:character-count="201" meta:non-whitespace-character-count="167"/>
    <meta:generator>LibreOffice/7.3.7.2$Linux_X86_64 LibreOffice_project/30$Build-2</meta:generator>
  </office:meta>
</office:document-meta>
</file>